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officeooo:rsid="001f0fd5" officeooo:paragraph-rsid="001f0fd5" style:font-size-asian="12.25pt" style:font-size-complex="14pt"/>
    </style:style>
    <style:style style:name="P2" style:family="paragraph" style:parent-style-name="Standard">
      <style:text-properties style:font-name="Times New Roman" fo:font-size="14pt" officeooo:rsid="001f1367" officeooo:paragraph-rsid="001f1367" style:font-size-asian="12.25pt" style:font-size-complex="14pt"/>
    </style:style>
    <style:style style:name="P3" style:family="paragraph" style:parent-style-name="Standard">
      <style:text-properties style:font-name="Times New Roman" fo:font-size="14pt" officeooo:rsid="001f0fd5" officeooo:paragraph-rsid="001f0fd5" style:font-size-asian="12.25pt" style:font-size-complex="14pt"/>
    </style:style>
    <style:style style:name="P4" style:family="paragraph" style:parent-style-name="Standard">
      <style:text-properties style:font-name="Times New Roman" fo:font-size="14pt" officeooo:rsid="00213336" officeooo:paragraph-rsid="00213336" style:font-size-asian="12.25pt" style:font-size-complex="14pt"/>
    </style:style>
    <style:style style:name="T1" style:family="text">
      <style:text-properties officeooo:rsid="001f1367"/>
    </style:style>
    <style:style style:name="T2" style:family="text">
      <style:text-properties officeooo:rsid="00206a74"/>
    </style:style>
    <style:style style:name="T3" style:family="text">
      <style:text-properties officeooo:rsid="00210f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to install updated fonts and keyboard.</text:p>
      <text:p text:style-name="P1"/>
      <text:p text:style-name="P1">1. Save the files you received in this email to Downloads directory. <text:span text:style-name="T1">Windows usually does this automatically.</text:span></text:p>
      <text:p text:style-name="P1">2. Look in the Download directory. Notice the file Sun4<text:span text:style-name="T2">_5</text:span> and Backsun4<text:span text:style-name="T2">_5</text:span>.</text:p>
      <text:p text:style-name="P1">These are the names of your font files. If you click on the fonts one at a time, a screen will appear with the word Install in the upper left area. Click on that and the fonts will install in your computer. <text:span text:style-name="T2">If</text:span> <text:span text:style-name="T2">y</text:span>ou should get a message "replace Sun4<text:span text:style-name="T2">_5</text:span>" please say yes and it will automatically up date your fonts.</text:p>
      <text:p text:style-name="P1">3. Notice the other file called Sun4<text:span text:style-name="T2">_5.</text:span>kmx with an orange typing key next to it. Click on this file and it will install automatically onto your computer.<text:span text:style-name="T2"> If y</text:span>ou should get a message "replace Sun4<text:span text:style-name="T2">_5</text:span>" please say yes and it will automatically up date your keyboard.</text:p>
      <text:p text:style-name="P1">4. The other two files are dictionaries print them or refer to them when you are looking for a word to type.<text:span text:style-name="T2"> You can also look up words by going to the bottom left of Libre Office Writer notice and X and in the box is the word Find. Type the word you are looking for and click on one of the up or down arrows. Also notice the little square before match case. If you click on that it will keep partial words from coming up. The words from the dictionary</text:span> must be typed exactly to get the glyph(sun word) to come up. <text:span text:style-name="T3">For instance if it has an underline it must be included with the typing. </text:span></text:p>
      <text:p text:style-name="P1"/>
      <text:p text:style-name="P4">If you are only using Libre Office writer for SUN I would recommend you open a blank page in Libre Office after you have installed the fonts and put Sun 4_5 font <text:s/>and size 26 on the line above the writing box and then click on file, then templates, then save as template. In the top box type Sun 4_5, go down and click on my templates and then click on box that says 'set as default', and then click 'save'. Now when you open up Libre <text:s/>Office Writer Sun 4_5 will come up and will help you to practice out side of V-Mast. <text:s/></text:p>
      <text:p text:style-name="P1"/>
      <text:p text:style-name="P2">As always feel free to call Ernie at 616-635-6324 <text:span text:style-name="T3">or email him at ernie_eadelman@wycliffeassociates.org </text:span>if you are having trouble with th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1:17:45.391000000</meta:creation-date>
    <dc:title>Sun4m</dc:title>
    <meta:editing-duration>PT21M56S</meta:editing-duration>
    <meta:editing-cycles>4</meta:editing-cycles>
    <meta:generator>LibreOffice/5.4.4.2$Windows_X86_64 LibreOffice_project/2524958677847fb3bb44820e40380acbe820f960</meta:generator>
    <dc:date>2019-01-24T15:13:35.242000000</dc:date>
    <meta:document-statistic meta:table-count="0" meta:image-count="0" meta:object-count="0" meta:page-count="1" meta:paragraph-count="8" meta:word-count="386" meta:character-count="2057" meta:non-whitespace-character-count="1673"/>
    <meta:template xlink:type="simple" xlink:actuate="onRequest" xlink:title="Sun4m" xlink:href="../../../../../AppData/Roaming/LibreOffice/4/user/template/Sun4m.ott" meta:date="2018-08-27T11:17:45.141000000"/>
  </office:meta>
</office:document-meta>
</file>